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3.941cm" fo:min-width="8.644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6.739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5.734cm" fo:min-width="7.882cm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6.271cm" fo:min-width="7.882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7.12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3.874cm" fo:min-width="7.882cm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6.639cm" fo:min-width="26.297cm"/>
    </style:style>
    <style:style style:name="gr8" style:family="graphic" style:parent-style-name="standard">
      <style:graphic-properties draw:fill-color="#33ff99" draw:textarea-horizontal-align="justify" draw:textarea-vertical-align="middle" draw:auto-grow-height="false" fo:min-height="2.036cm" fo:min-width="3.4cm"/>
    </style:style>
    <style:style style:name="gr9" style:family="graphic" style:parent-style-name="standard">
      <style:graphic-properties draw:fill-color="#33ff99" draw:textarea-horizontal-align="justify" draw:textarea-vertical-align="middle" draw:auto-grow-height="false" fo:min-height="2.036cm" fo:min-width="5.22cm"/>
    </style:style>
    <style:style style:name="gr10" style:family="graphic" style:parent-style-name="standard">
      <style:graphic-properties draw:fill-color="#33ff99" draw:textarea-horizontal-align="justify" draw:textarea-vertical-align="middle" draw:auto-grow-height="false" fo:min-height="2.036cm" fo:min-width="15.88cm"/>
    </style:style>
    <style:style style:name="gr11" style:family="graphic" style:parent-style-name="standard">
      <style:graphic-properties draw:fill-color="#33ff99" draw:textarea-horizontal-align="justify" draw:textarea-vertical-align="middle" draw:auto-grow-height="false" fo:min-height="2.036cm" fo:min-width="5.74cm"/>
    </style:style>
    <style:style style:name="gr12" style:family="graphic" style:parent-style-name="standard">
      <style:graphic-properties draw:fill-color="#33ff99" draw:textarea-horizontal-align="justify" draw:textarea-vertical-align="middle" draw:auto-grow-height="false" fo:min-height="2.009cm" fo:min-width="7.288cm"/>
    </style:style>
    <style:style style:name="gr13" style:family="graphic" style:parent-style-name="standard">
      <style:graphic-properties draw:fill-color="#33ff99" draw:textarea-horizontal-align="justify" draw:textarea-vertical-align="middle" draw:auto-grow-height="false" fo:min-height="1.934cm" fo:min-width="7.374cm"/>
    </style:style>
    <style:style style:name="P1" style:family="paragraph">
      <style:paragraph-properties fo:text-align="start"/>
      <style:text-properties fo:color="#000000"/>
    </style:style>
    <style:style style:name="P2" style:family="paragraph">
      <loext:graphic-properties draw:fill-color="#ffffff"/>
      <style:paragraph-properties fo:text-align="start"/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-color="#33ff99"/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33ff99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4cm" svg:height="4.191cm" svg:x="1.381cm" svg:y="1.381cm">
          <text:p text:style-name="P1">R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239cm" svg:height="2.286cm" svg:x="2.397cm" svg:y="2.524cm">
          <text:p text:style-name="P3"><text:span text:style-name="T1">Controllers</text:span></text:p>
          <text:p text:style-name="P3">&lt; implementation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82cm" svg:height="5.984cm" svg:x="1.508cm" svg:y="13.812cm">
          <text:p text:style-name="P1">Mock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" draw:text-style-name="P2" draw:layer="layout" svg:width="8.382cm" svg:height="6.521cm" svg:x="19.923cm" svg:y="13.573cm">
            <text:p text:style-name="P1">Server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3" draw:layer="layout" svg:width="7.62cm" svg:height="2.286cm" svg:x="20.204cm" svg:y="17.222cm">
            <text:p text:style-name="P3"><text:span text:style-name="T1">Service</text:span></text:p>
            <text:p text:style-name="P3">&lt; implementation 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7.62cm" svg:height="2.286cm" svg:x="20.204cm" svg:y="14.622cm">
            <text:p text:style-name="P3"><text:span text:style-name="T1">Operation</text:span></text:p>
            <text:p text:style-name="P3">&lt; implementation &gt;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" draw:layer="layout" svg:width="7.62cm" svg:height="2.286cm" svg:x="1.679cm" svg:y="15.975cm">
          <text:p text:style-name="P3"><text:span text:style-name="T1">Operation</text:span></text:p>
          <text:p text:style-name="P3">&lt; implementation &gt;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8.382cm" svg:height="4.124cm" svg:x="19.923cm" svg:y="1.535cm">
            <text:p text:style-name="P1">DB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3" draw:layer="layout" svg:width="7.62cm" svg:height="2.286cm" svg:x="20.204cm" svg:y="2.584cm">
            <text:p text:style-name="P3"><text:span text:style-name="T1">Gateway</text:span></text:p>
            <text:p text:style-name="P3">&lt; implementation &gt;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26.797cm" svg:height="6.889cm" svg:x="1.508cm" svg:y="6.157cm">
            <text:p text:style-name="P1">Domain &lt; interface &gt;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4" draw:layer="layout" svg:width="3.9cm" svg:height="2.286cm" svg:x="14.877cm" svg:y="10.375cm">
            <text:p text:style-name="P3"><text:span text:style-name="T1">Model</text:span></text:p>
            <text:p text:style-name="P3">&lt;interfac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72cm" svg:height="2.286cm" svg:x="2.397cm" svg:y="10.348cm">
            <text:p text:style-name="P3"><text:span text:style-name="T1">OperationRequest</text:span></text:p>
            <text:p text:style-name="P3">&lt;intefac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6.38cm" svg:height="2.286cm" svg:x="2.427cm" svg:y="7.554cm">
            <text:p text:style-name="P3"><text:span text:style-name="T1">Operatio</text:span><text:span text:style-name="T1">n</text:span></text:p>
            <text:p text:style-name="P3">&lt;interfac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24cm" svg:height="2.286cm" svg:x="8.377cm" svg:y="10.379cm">
            <text:p text:style-name="P3"><text:span text:style-name="T1">Operation</text:span><text:span text:style-name="T1">Response</text:span></text:p>
            <text:p text:style-name="P3">&lt;intefac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7.788cm" svg:height="2.259cm" svg:x="19.755cm" svg:y="10.406cm">
            <text:p text:style-name="P5"><text:span text:style-name="T1">Entity</text:span></text:p>
            <text:p text:style-name="P5">&lt;inteface&gt;</text:p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7.874cm" svg:height="2.184cm" svg:x="19.669cm" svg:y="7.56cm">
            <text:p text:style-name="P5"><text:span text:style-name="T1">Gateway</text:span></text:p>
            <text:p text:style-name="P5">&lt;inteface&gt;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4:22:11.315410484</meta:creation-date>
    <dc:date>2017-11-24T17:06:07.912655545</dc:date>
    <meta:editing-duration>PT41M59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